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35.49mm"/>
    </style:style>
    <style:style style:name="co5" style:family="table-column">
      <style:table-column-properties fo:break-before="auto" style:column-width="23.14mm"/>
    </style:style>
    <style:style style:name="co6" style:family="table-column">
      <style:table-column-properties fo:break-before="auto" style:column-width="27.5mm"/>
    </style:style>
    <style:style style:name="co7" style:family="table-column">
      <style:table-column-properties fo:break-before="auto" style:column-width="4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2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umShots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minCone</text:p>
          </table:table-cell>
          <table:table-cell office:value-type="string" calcext:value-type="string">
            <text:p>maxCone</text:p>
          </table:table-cell>
          <table:table-cell office:value-type="string" calcext:value-type="string">
            <text:p>cone</text:p>
          </table:table-cell>
          <table:table-cell office:value-type="string" calcext:value-type="string">
            <text:p>dmgPerSec</text:p>
          </table:table-cell>
          <table:table-cell office:value-type="string" calcext:value-type="string">
            <text:p>maxDistance</text:p>
          </table:table-cell>
          <table:table-cell office:value-type="string" calcext:value-type="string">
            <text:p>spreadArea</text:p>
          </table:table-cell>
          <table:table-cell office:value-type="string" calcext:value-type="string">
            <text:p>areaIntersecion</text:p>
          </table:table-cell>
          <table:table-cell office:value-type="string" calcext:value-type="string">
            <text:p>rating</text:p>
          </table:table-cell>
          <table:table-cell/>
        </table:table-row>
        <table:table-row table:style-name="ro1">
          <table:table-cell office:value-type="string" calcext:value-type="string">
            <text:p>targetDiame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_zs_blaste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,8</text:p>
          </table:table-cell>
          <table:table-cell office:value-type="float" office:value="0.155" calcext:value-type="float">
            <text:p>0,155</text:p>
          </table:table-cell>
          <table:table-cell office:value-type="float" office:value="0.18" calcext:value-type="float">
            <text:p>0,18</text:p>
          </table:table-cell>
          <table:table-cell table:formula="of:=([.G2]*4+[.H2])/5" office:value-type="float" office:value="0.16" calcext:value-type="float">
            <text:p>0,16</text:p>
          </table:table-cell>
          <table:table-cell table:formula="of:=[.E2]*[.D2]/[.F2]" office:value-type="float" office:value="105" calcext:value-type="float">
            <text:p>105</text:p>
          </table:table-cell>
          <table:table-cell table:formula="of:=[.$B$2]/TAN(RADIANS([.I2]))/2" office:value-type="float" office:value="358.097691114013" calcext:value-type="float">
            <text:p>358,097691114013</text:p>
          </table:table-cell>
          <table:table-cell table:formula="of:=PI() * POWER(TAN(RADIANS([.I2]))*[.$B$1];2)" office:value-type="float" office:value="0.0612472846944519" calcext:value-type="float">
            <text:p>0,061247284694452</text:p>
          </table:table-cell>
          <table:table-cell table:formula="of:=MIN([.$B$3]; [.L2]) / [.L2]" office:value-type="float" office:value="1" calcext:value-type="float">
            <text:p>1</text:p>
          </table:table-cell>
          <table:table-cell table:formula="of:=[.J2]*[.M2]"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targetArea</text:p>
          </table:table-cell>
          <table:table-cell table:formula="of:=PI() * POWER([.B2]/2; 2)" office:value-type="float" office:value="3.14159265358979" calcext:value-type="float">
            <text:p>3,14159265358979</text:p>
          </table:table-cell>
          <table:table-cell office:value-type="string" calcext:value-type="string">
            <text:p>weapon_zs_bulletstorm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,5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 table:formula="of:=([.G3]*4+[.H3])/5" office:value-type="float" office:value="0.07" calcext:value-type="float">
            <text:p>0,07</text:p>
          </table:table-cell>
          <table:table-cell table:formula="of:=[.E3]*[.D3]/[.F3]" office:value-type="float" office:value="221.428571428571" calcext:value-type="float">
            <text:p>221,428571428571</text:p>
          </table:table-cell>
          <table:table-cell table:formula="of:=[.$B$2]/TAN(RADIANS([.I3]))/2" office:value-type="float" office:value="818.510728657643" calcext:value-type="float">
            <text:p>818,510728657643</text:p>
          </table:table-cell>
          <table:table-cell table:formula="of:=PI() * POWER(TAN(RADIANS([.I3]))*[.$B$1];2)" office:value-type="float" office:value="0.0117230638053546" calcext:value-type="float">
            <text:p>0,011723063805355</text:p>
          </table:table-cell>
          <table:table-cell table:formula="of:=MIN([.$B$3]; [.L3]) / [.L3]" office:value-type="float" office:value="1" calcext:value-type="float">
            <text:p>1</text:p>
          </table:table-cell>
          <table:table-cell table:formula="of:=[.J3]*[.M3]" office:value-type="float" office:value="221.428571428571" calcext:value-type="float">
            <text:p>221,4285714285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eapon_zs_stubb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,075</text:p>
          </table:table-cell>
          <table:table-cell table:formula="of:=([.G4]*4+[.H4])/5" office:value-type="float" office:value="0.015" calcext:value-type="float">
            <text:p>0,015</text:p>
          </table:table-cell>
          <table:table-cell table:formula="of:=[.E4]*[.D4]/[.F4]" office:value-type="float" office:value="33.3333333333333" calcext:value-type="float">
            <text:p>33,3333333333333</text:p>
          </table:table-cell>
          <table:table-cell table:formula="of:=[.$B$2]/TAN(RADIANS([.I4]))/2" office:value-type="float" office:value="3819.71854693903" calcext:value-type="float">
            <text:p>3819,71854693903</text:p>
          </table:table-cell>
          <table:table-cell table:formula="of:=PI() * POWER(TAN(RADIANS([.I4]))*[.$B$1];2)" office:value-type="float" office:value="0.000538303439185029" calcext:value-type="float">
            <text:p>0,000538303439185</text:p>
          </table:table-cell>
          <table:table-cell table:formula="of:=MIN([.$B$3]; [.L4]) / [.L4]" office:value-type="float" office:value="1" calcext:value-type="float">
            <text:p>1</text:p>
          </table:table-cell>
          <table:table-cell table:formula="of:=[.J4]*[.M4]" office:value-type="float" office:value="33.3333333333333" calcext:value-type="float">
            <text:p>33,33333333333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eapon_zs_hunter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,115</text:p>
          </table:table-cell>
          <table:table-cell table:formula="of:=([.G5]*4+[.H5])/5" office:value-type="float" office:value="0.023" calcext:value-type="float">
            <text:p>0,023</text:p>
          </table:table-cell>
          <table:table-cell table:formula="of:=[.E5]*[.D5]/[.F5]" office:value-type="float" office:value="76.6666666666667" calcext:value-type="float">
            <text:p>76,6666666666667</text:p>
          </table:table-cell>
          <table:table-cell table:formula="of:=[.$B$2]/TAN(RADIANS([.I5]))/2" office:value-type="float" office:value="2491.12071458631" calcext:value-type="float">
            <text:p>2491,12071458631</text:p>
          </table:table-cell>
          <table:table-cell table:formula="of:=PI() * POWER(TAN(RADIANS([.I5]))*[.$B$1];2)" office:value-type="float" office:value="0.00126561127515077" calcext:value-type="float">
            <text:p>0,001265611275151</text:p>
          </table:table-cell>
          <table:table-cell table:formula="of:=MIN([.$B$3]; [.L5]) / [.L5]" office:value-type="float" office:value="1" calcext:value-type="float">
            <text:p>1</text:p>
          </table:table-cell>
          <table:table-cell table:formula="of:=[.J5]*[.M5]" office:value-type="float" office:value="76.6666666666667" calcext:value-type="float">
            <text:p>76,66666666666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eapon_zs_inferno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095" calcext:value-type="float">
            <text:p>0,09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table:formula="of:=([.G6]*4+[.H6])/5" office:value-type="float" office:value="0.032" calcext:value-type="float">
            <text:p>0,032</text:p>
          </table:table-cell>
          <table:table-cell table:formula="of:=[.E6]*[.D6]/[.F6]" office:value-type="float" office:value="242.105263157895" calcext:value-type="float">
            <text:p>242,105263157895</text:p>
          </table:table-cell>
          <table:table-cell table:formula="of:=[.$B$2]/TAN(RADIANS([.I6]))/2" office:value-type="float" office:value="1790.49292361537" calcext:value-type="float">
            <text:p>1790,49292361537</text:p>
          </table:table-cell>
          <table:table-cell table:formula="of:=PI() * POWER(TAN(RADIANS([.I6]))*[.$B$1];2)" office:value-type="float" office:value="0.00244987916074059" calcext:value-type="float">
            <text:p>0,002449879160741</text:p>
          </table:table-cell>
          <table:table-cell table:formula="of:=MIN([.$B$3]; [.L6]) / [.L6]" office:value-type="float" office:value="1" calcext:value-type="float">
            <text:p>1</text:p>
          </table:table-cell>
          <table:table-cell table:formula="of:=[.J6]*[.M6]" office:value-type="float" office:value="242.105263157895" calcext:value-type="float">
            <text:p>242,1052631578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eapon_zs_boomstick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table:formula="of:=([.G7]*4+[.H7])/5" office:value-type="float" office:value="0.206" calcext:value-type="float">
            <text:p>0,206</text:p>
          </table:table-cell>
          <table:table-cell table:formula="of:=[.E7]*[.D7]/[.F7]" office:value-type="float" office:value="144" calcext:value-type="float">
            <text:p>144</text:p>
          </table:table-cell>
          <table:table-cell table:formula="of:=[.$B$2]/TAN(RADIANS([.I7]))/2" office:value-type="float" office:value="278.133653544801" calcext:value-type="float">
            <text:p>278,133653544801</text:p>
          </table:table-cell>
          <table:table-cell table:formula="of:=PI() * POWER(TAN(RADIANS([.I7]))*[.$B$1];2)" office:value-type="float" office:value="0.101527291394814" calcext:value-type="float">
            <text:p>0,101527291394814</text:p>
          </table:table-cell>
          <table:table-cell table:formula="of:=MIN([.$B$3]; [.L7]) / [.L7]" office:value-type="float" office:value="1" calcext:value-type="float">
            <text:p>1</text:p>
          </table:table-cell>
          <table:table-cell table:formula="of:=[.J7]*[.M7]" office:value-type="float" office:value="144" calcext:value-type="float">
            <text:p>1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eapon_zs_peashoote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0.015" calcext:value-type="float">
            <text:p>0,015</text:p>
          </table:table-cell>
          <table:table-cell office:value-type="float" office:value="0.08" calcext:value-type="float">
            <text:p>0,08</text:p>
          </table:table-cell>
          <table:table-cell table:formula="of:=([.G8]*4+[.H8])/5" office:value-type="float" office:value="0.028" calcext:value-type="float">
            <text:p>0,028</text:p>
          </table:table-cell>
          <table:table-cell table:formula="of:=[.E8]*[.D8]/[.F8]" office:value-type="float" office:value="160" calcext:value-type="float">
            <text:p>160</text:p>
          </table:table-cell>
          <table:table-cell table:formula="of:=[.$B$2]/TAN(RADIANS([.I8]))/2" office:value-type="float" office:value="2046.27767685554" calcext:value-type="float">
            <text:p>2046,27767685554</text:p>
          </table:table-cell>
          <table:table-cell table:formula="of:=PI() * POWER(TAN(RADIANS([.I8]))*[.$B$1];2)" office:value-type="float" office:value="0.00187568864102321" calcext:value-type="float">
            <text:p>0,001875688641023</text:p>
          </table:table-cell>
          <table:table-cell table:formula="of:=MIN([.$B$3]; [.L8]) / [.L8]" office:value-type="float" office:value="1" calcext:value-type="float">
            <text:p>1</text:p>
          </table:table-cell>
          <table:table-cell table:formula="of:=[.J8]*[.M8]" office:value-type="float" office:value="160" calcext:value-type="float">
            <text:p>160</text:p>
          </table:table-cell>
          <table:table-cell/>
        </table:table-row>
        <table:table-row table:style-name="ro1" table:number-rows-repeated="104856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.00.0000</text:date>, <text:time style:data-style-name="N2" text:time-value="21:17:21.73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4:21:42.604000000</meta:creation-date>
    <dc:date>2018-04-18T23:54:00.256000000</dc:date>
    <meta:editing-duration>PT2H17M31S</meta:editing-duration>
    <meta:editing-cycles>6</meta:editing-cycles>
    <meta:generator>LibreOffice/5.2.0.4$Windows_X86_64 LibreOffice_project/066b007f5ebcc236395c7d282ba488bca6720265</meta:generator>
    <dc:creator>David Vogel</dc:creator>
    <meta:document-statistic meta:table-count="1" meta:cell-count="102" meta:object-count="0"/>
  </office:meta>
</office:document-meta>
</file>